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4cm" svg:height="2.005cm" svg:x="3.069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4.84cm" svg:height="1.673cm" svg:x="3.038cm" svg:y="16.72cm">
          <draw:text-box>
            <text:p>To place the trap in a given connected component, </text:p>
            <text:p>we follow the output edges.</text:p>
          </draw:text-box>
        </draw:frame>
        <draw:custom-shape draw:style-name="gr1" draw:text-style-name="P1" xml:id="id2" draw:id="id2" draw:layer="layout" svg:width="2.004cm" svg:height="2.005cm" svg:x="7.27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73cm" svg:y1="6.967cm" svg:x2="7.27cm" svg:y2="6.967cm" draw:start-shape="id1" draw:start-glue-point="10" draw:end-shape="id2" draw:end-glue-point="6" svg:d="M5073 6967h2197" svg:viewBox="0 0 2198 1">
          <text:p/>
        </draw:connector>
        <draw:custom-shape draw:style-name="gr1" draw:text-style-name="P1" xml:id="id3" draw:id="id3" draw:layer="layout" svg:width="2.004cm" svg:height="2.005cm" svg:x="3.07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072cm" svg:y1="9.964cm" svg:x2="4.071cm" svg:y2="7.969cm" draw:start-shape="id3" draw:start-glue-point="4" draw:end-shape="id1" draw:end-glue-point="8" svg:d="M4072 9964l-1-1995" svg:viewBox="0 0 2 1996">
          <text:p/>
        </draw:connector>
        <draw:custom-shape draw:style-name="gr1" draw:text-style-name="P1" xml:id="id4" draw:id="id4" draw:layer="layout" svg:width="2.004cm" svg:height="2.005cm" svg:x="7.271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2cm" svg:y1="7.969cm" svg:x2="8.273cm" svg:y2="9.964cm" draw:start-shape="id2" draw:start-glue-point="8" draw:end-shape="id4" draw:end-glue-point="4" svg:d="M8272 7969l1 1995" svg:viewBox="0 0 2 1996">
          <text:p/>
        </draw:connector>
        <draw:custom-shape draw:style-name="gr1" draw:text-style-name="P1" xml:id="id5" draw:id="id5" draw:layer="layout" svg:width="2.004cm" svg:height="2.005cm" svg:x="11.471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471cm" svg:y1="6.967cm" svg:x2="9.274cm" svg:y2="6.967cm" draw:start-shape="id5" draw:start-glue-point="6" draw:end-shape="id2" draw:end-glue-point="10" svg:d="M11471 6967h-2197" svg:viewBox="0 0 2198 1">
          <text:p/>
        </draw:connector>
        <draw:custom-shape draw:style-name="gr1" draw:text-style-name="P1" xml:id="id8" draw:id="id8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004cm" svg:height="2.005cm" svg:x="7.271cm" svg:y="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04cm" svg:height="2.005cm" svg:x="7.272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3cm" svg:y1="3.969cm" svg:x2="8.274cm" svg:y2="5.964cm" draw:start-shape="id6" draw:start-glue-point="8" draw:end-shape="id7" draw:end-glue-point="4" svg:d="M8273 3969l1 1995" svg:viewBox="0 0 2 1996">
          <text:p/>
        </draw:connector>
        <draw:connector draw:style-name="gr3" draw:text-style-name="P1" draw:layer="layout" draw:type="line" svg:x1="9.275cm" svg:y1="10.967cm" svg:x2="11.472cm" svg:y2="10.967cm" draw:start-shape="id4" draw:start-glue-point="10" draw:end-shape="id8" draw:end-glue-point="6" svg:d="M9275 10967h2197" svg:viewBox="0 0 2198 1">
          <text:p/>
        </draw:connector>
        <draw:custom-shape draw:style-name="gr1" draw:text-style-name="P1" xml:id="id9" draw:id="id9" draw:layer="layout" svg:width="2.004cm" svg:height="2.005cm" svg:x="15.673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476cm" svg:y1="10.967cm" svg:x2="15.673cm" svg:y2="10.967cm" draw:end-shape="id9" draw:end-glue-point="6" svg:d="M13476 10967h2197" svg:viewBox="0 0 2198 1">
          <text:p/>
        </draw:connector>
        <draw:custom-shape draw:style-name="gr1" draw:text-style-name="P1" xml:id="id11" draw:id="id11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04cm" svg:height="2.005cm" svg:x="11.473cm" svg:y="1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475cm" svg:y1="13.964cm" svg:x2="12.474cm" svg:y2="11.969cm" draw:start-shape="id10" draw:start-glue-point="4" draw:end-shape="id11" draw:end-glue-point="8" svg:d="M12475 13964l-1-1995" svg:viewBox="0 0 2 1996">
          <text:p/>
        </draw:connector>
        <draw:custom-shape draw:style-name="gr4" draw:text-style-name="P1" draw:layer="layout" svg:width="0.815cm" svg:height="0.749cm" svg:x="7.814cm" svg:y="6.5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13:59:21.000054093</meta:creation-date>
    <dc:date>2016-09-07T14:14:01.335633790</dc:date>
    <dc:creator>elucterio </dc:creator>
    <meta:editing-duration>PT11M10S</meta:editing-duration>
    <meta:editing-cycles>7</meta:editing-cycles>
    <meta:generator>LibreOffice/4.2.8.2$Linux_X86_64 LibreOffice_project/420m0$Build-2</meta:generator>
    <meta:document-statistic meta:object-count="21"/>
  </office:meta>
</office:document-meta>
</file>